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un3" svg:font-family="Opun" style:font-pitch="variable"/>
    <style:font-face style:name="Opun1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un" svg:font-family="Opun" style:font-family-generic="roman" style:font-pitch="variable"/>
    <style:font-face style:name="Opun2" svg:font-family="Opun" style:font-adornments="Regular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Opun4" svg:font-family="Opun" style:font-family-generic="system" style:font-pitch="variable"/>
    <style:font-face style:name="Opun5" svg:font-family="Opun" style:font-adornments="Regul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Graphic">
      <style:graphic-properties svg:stroke-color="#000000" draw:textarea-horizontal-align="justify" draw:textarea-vertical-align="middle" draw:auto-grow-height="false" fo:min-height="1.587cm" fo:min-width="6.668cm"/>
      <style:paragraph-properties style:writing-mode="lr-tb"/>
    </style:style>
    <style:style style:name="gr2" style:family="graphic" style:parent-style-name="Graphic">
      <style:graphic-properties svg:stroke-color="#000000" draw:textarea-horizontal-align="justify" draw:textarea-vertical-align="middle" draw:auto-grow-height="false" fo:min-height="0.952cm" fo:min-width="2.222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Opun3" fo:font-size="7pt" style:font-size-asian="7pt" style:font-size-complex="7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T1" style:family="text">
      <style:text-properties style:font-name="Opun3" fo:font-size="7pt" style:font-size-asian="7pt" style:font-size-complex="7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68cm" svg:height="1.587cm" svg:x="7.35cm" svg:y="1.317cm">
          <text:p text:style-name="P1"><text:span text:style-name="T1">CashRegister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222cm" svg:height="0.952cm" svg:x="9.573cm" svg:y="4.175cm">
          <text:p text:style-name="P2">discountRat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222cm" svg:height="0.952cm" svg:x="2.27cm" svg:y="4.175cm">
          <text:p text:style-name="P2">Read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222cm" svg:height="0.952cm" svg:x="16.875cm" svg:y="4.175cm">
          <text:p text:style-name="P2">Pri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684cm" svg:y1="2.904cm" svg:x2="3.381cm" svg:y2="4.175cm" draw:start-shape="id1" draw:start-glue-point="2" draw:end-shape="id2" draw:end-glue-point="0" svg:d="M10684 2904v635h-7303v636" svg:viewBox="0 0 7304 1272">
          <text:p/>
        </draw:connector>
        <draw:connector draw:style-name="gr4" draw:text-style-name="P3" draw:layer="layout" svg:x1="10.684cm" svg:y1="2.904cm" svg:x2="10.684cm" svg:y2="4.175cm" draw:start-shape="id1" draw:start-glue-point="2" draw:end-shape="id3" draw:end-glue-point="0" svg:d="M10684 2904v1271" svg:viewBox="0 0 1 1272">
          <text:p/>
        </draw:connector>
        <draw:connector draw:style-name="gr5" draw:text-style-name="P3" draw:layer="layout" svg:x1="10.684cm" svg:y1="2.904cm" svg:x2="17.986cm" svg:y2="4.175cm" draw:start-shape="id1" draw:start-glue-point="2" draw:end-shape="id4" draw:end-glue-point="0" svg:d="M10684 2904v635h7302v636" svg:viewBox="0 0 7303 1272">
          <text:p/>
        </draw:connector>
        <draw:custom-shape draw:style-name="gr2" draw:text-style-name="P2" xml:id="id5" draw:id="id5" draw:layer="layout" svg:width="2.222cm" svg:height="0.952cm" svg:x="5.763cm" svg:y="4.175cm">
          <text:p text:style-name="P2">isMemb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251cm" svg:x1="10.684cm" svg:y1="2.904cm" svg:x2="3.381cm" svg:y2="4.175cm" draw:end-shape="id2" draw:end-glue-point="0" svg:d="M10684 2904v636h-7303v635" svg:viewBox="0 0 7304 1272">
          <text:p/>
        </draw:connector>
        <draw:connector draw:style-name="gr4" draw:text-style-name="P3" draw:layer="layout" draw:line-skew="0.251cm" svg:x1="10.684cm" svg:y1="2.904cm" svg:x2="6.874cm" svg:y2="4.175cm" draw:end-shape="id5" draw:end-glue-point="0" svg:d="M10684 2904v636h-3810v635" svg:viewBox="0 0 3811 1272">
          <text:p/>
        </draw:connector>
        <draw:custom-shape draw:style-name="gr2" draw:text-style-name="P2" xml:id="id6" draw:id="id6" draw:layer="layout" svg:width="2.222cm" svg:height="0.952cm" svg:x="13.066cm" svg:y="4.175cm">
          <text:p text:style-name="P2">Calculat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251cm" svg:x1="10.684cm" svg:y1="2.904cm" svg:x2="14.177cm" svg:y2="4.175cm" draw:end-shape="id6" draw:end-glue-point="0" svg:d="M10684 2904v636h3493v635" svg:viewBox="0 0 3494 1272">
          <text:p/>
        </draw:connector>
        <draw:frame draw:style-name="gr6" draw:text-style-name="P4" draw:layer="layout" svg:width="1.269cm" svg:height="0.801cm" svg:x="3.541cm" svg:y="4.175cm">
          <draw:text-box>
            <text:p><text:span text:style-name="T2">1000</text:span></text:p>
          </draw:text-box>
        </draw:frame>
        <draw:frame draw:style-name="gr6" draw:text-style-name="P4" draw:layer="layout" svg:width="1.269cm" svg:height="0.801cm" svg:x="7.032cm" svg:y="4.175cm">
          <draw:text-box>
            <text:p><text:span text:style-name="T2">2000</text:span></text:p>
          </draw:text-box>
        </draw:frame>
        <draw:frame draw:style-name="gr6" draw:text-style-name="P4" draw:layer="layout" svg:width="1.269cm" svg:height="0.801cm" svg:x="7.033cm" svg:y="5.762cm">
          <draw:text-box>
            <text:p><text:span text:style-name="T2">3000</text:span></text:p>
          </draw:text-box>
        </draw:frame>
        <draw:frame draw:style-name="gr6" draw:text-style-name="P4" draw:layer="layout" svg:width="1.269cm" svg:height="0.801cm" svg:x="14.336cm" svg:y="4.175cm">
          <draw:text-box>
            <text:p><text:span text:style-name="T2">4000</text:span></text:p>
          </draw:text-box>
        </draw:frame>
        <draw:frame draw:style-name="gr6" draw:text-style-name="P4" draw:layer="layout" svg:width="1.269cm" svg:height="0.801cm" svg:x="18.146cm" svg:y="4.175cm">
          <draw:text-box>
            <text:p><text:span text:style-name="T2">5000</text:span></text:p>
          </draw:text-box>
        </draw:frame>
        <draw:frame draw:style-name="gr6" draw:text-style-name="P4" draw:layer="layout" svg:width="1.269cm" svg:height="0.801cm" svg:x="13.066cm" svg:y="1.317cm">
          <draw:text-box>
            <text:p><text:span text:style-name="T2">0000</text:span></text:p>
          </draw:text-box>
        </draw:frame>
        <draw:custom-shape draw:style-name="gr2" draw:text-style-name="P2" xml:id="id7" draw:id="id7" draw:layer="layout" svg:width="2.222cm" svg:height="0.952cm" svg:x="5.763cm" svg:y="5.762cm">
          <text:p text:style-name="P2">memberRat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269cm" svg:height="0.801cm" svg:x="7.033cm" svg:y="5.762cm">
          <draw:text-box>
            <text:p><text:span text:style-name="T2">6000</text:span></text:p>
          </draw:text-box>
        </draw:frame>
        <draw:connector draw:style-name="gr7" draw:text-style-name="P3" draw:layer="layout" draw:type="line" svg:x1="6.874cm" svg:y1="5.127cm" svg:x2="6.874cm" svg:y2="5.762cm" draw:start-shape="id5" draw:start-glue-point="2" draw:end-shape="id7" draw:end-glue-point="0" svg:d="M6874 5127v635" svg:viewBox="0 0 1 636">
          <text:p/>
        </draw:connector>
        <draw:frame draw:style-name="gr6" draw:text-style-name="P4" draw:layer="layout" svg:width="1.269cm" svg:height="0.801cm" svg:x="10.843cm" svg:y="4.175cm">
          <draw:text-box>
            <text:p><text:span text:style-name="T2">300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un3" svg:font-family="Opun" style:font-pitch="variable"/>
    <style:font-face style:name="Opun1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un" svg:font-family="Opun" style:font-family-generic="roman" style:font-pitch="variable"/>
    <style:font-face style:name="Opun2" svg:font-family="Opun" style:font-adornments="Regular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Opun4" svg:font-family="Opun" style:font-family-generic="system" style:font-pitch="variable"/>
    <style:font-face style:name="Opun5" svg:font-family="Opun" style:font-adornments="Regul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1" draw:fill-hatch-name="Red_20_90_20_Degrees_20_Crossed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 draw:shadow-color="#000000"/>
      <style:text-properties style:font-name="Opun1" fo:font-family="Opun" style:font-style-name="Regular" style:font-pitch="variable" fo:font-size="7pt" style:font-name-complex="Opun1" style:font-family-complex="Opun" style:font-style-name-complex="Regular" style:font-pitch-complex="variable" style:font-size-complex="7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7T18:48:07.883000000</meta:creation-date>
    <dc:date>2020-09-18T01:12:53.330000000</dc:date>
    <meta:editing-duration>PT2H34M46S</meta:editing-duration>
    <meta:editing-cycles>15</meta:editing-cycles>
    <meta:generator>LibreOffice/7.0.1.2$Windows_X86_64 LibreOffice_project/7cbcfc562f6eb6708b5ff7d7397325de9e764452</meta:generator>
    <meta:document-statistic meta:object-count="22"/>
  </office:meta>
</office:document-meta>
</file>